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svg:font-family="'Droid San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exusSansPro" svg:font-family="NexusSansPro"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List_20_Paragraph" style:list-style-name="WWNum1">
      <style:paragraph-properties fo:text-align="justify" style:justify-single-word="false"/>
    </style:style>
    <style:style style:name="P3" style:family="paragraph" style:parent-style-name="List_20_Paragraph" style:list-style-name="WWNum2">
      <style:paragraph-properties fo:text-align="justify" style:justify-single-word="false"/>
    </style:style>
    <style:style style:name="P4" style:family="paragraph" style:parent-style-name="Standard">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style:text-position="sub 58%"/>
    </style:style>
    <style:style style:name="T3" style:family="text">
      <style:text-properties fo:color="#505050" loext:opacity="100%" style:font-name="NexusSansPro" fo:font-size="15pt" style:font-size-asian="15pt" style:font-size-complex="15pt"/>
    </style:style>
    <style:style style:name="T4" style:family="text">
      <style:text-properties style:font-name="Wingdings1" style:font-name-asian="Wingdings2" style:font-name-complex="Wingdings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ola Baltasar,</text:p>
      <text:p text:style-name="P4">Dado que la app sólo da información de tratamientos, no una pauta de prescripción, creo que podemos centrarnos en desarrollar una única app para pacientes y médicos de APS, ya que la información que aportamos es de acceso público. Nos quedaría por implementar una pestaña/icono de “enlaces” que dirigiera a los usuarios a páginas de información sobre la migraña (tengo que ver las opciones y hablar con los laboratorios).</text:p>
      <text:p text:style-name="P4"/>
      <text:p text:style-name="P4">En el vademécum:</text:p>
      <text:list xml:id="list3317919963" text:style-name="WWNum1">
        <text:list-item>
          <text:p text:style-name="P2" loext:marker-style-name="T1"><text:span text:style-name="T1">Al entrar debería haber 2 opciones: una de Analgésicos (sustituiría a “intervención: uso sintomático”) y otra de Fármacos Preventivos. </text:span><text:span text:style-name="T1"/></text:p>
        </text:list-item>
        <text:list-item>
          <text:p text:style-name="P2">Analgésicos.</text:p>
          <text:list>
            <text:list-item>
              <text:p text:style-name="P2">Al picar en Analgésicos abriría 4 opciones: 1) AINE, 2) Triptanes, 3) Ergóticos y 4) Gepantes.</text:p>
            </text:list-item>
            <text:list-item>
              <text:p text:style-name="P2">Para el grupo terapéutico de los <text:span text:style-name="T1">AINE (antiinflamatorios no esteroideos)</text:span>, tenemos que describirlos:</text:p>
              <text:list>
                <text:list-item>
                  <text:p text:style-name="P2">Ácido acetil salicílico (Aspirina): 500 – 1000 mg, oral (comprimido).</text:p>
                </text:list-item>
                <text:list-item>
                  <text:p text:style-name="P2">Naproxeno sódico: 500 -1100 mg; oral (comprimido).</text:p>
                </text:list-item>
                <text:list-item>
                  <text:p text:style-name="P2">Ibuprofeno: 600-1200 mg, oral (comprimido).</text:p>
                </text:list-item>
                <text:list-item>
                  <text:p text:style-name="P2">Diclofenaco sódico: 50-100 mg, oral (comprimido). 100 mg via rectal (supositorio).</text:p>
                </text:list-item>
                <text:list-item>
                  <text:p text:style-name="P2">Dexketoprofeno trometamol: 25-50 mg, oral (comprimido). %0mg via intramuscular.</text:p>
                </text:list-item>
                <text:list-item>
                  <text:p text:style-name="P2">Efectos adversos: Gastropatía por AINE (gastritis, ulcus). Elevación de transaminasas. Alteración de la coagulación. Descompensación de la presión arterial. Descomprensación de la insuficiencia cardíaca por retención hidrosalina. En el embarazo no usar en el tercer trimestre por el riesgo de cierre prematuro del ductus arteriosus.</text:p>
                </text:list-item>
              </text:list>
            </text:list-item>
            <text:list-item>
              <text:p text:style-name="P2">Falta la información del zolmitriptán.</text:p>
            </text:list-item>
            <text:list-item>
              <text:p text:style-name="P2">Tenemos que añadir el eletriptán.</text:p>
              <text:list>
                <text:list-item>
                  <text:p text:style-name="P2">Comprimidos de 40 mg.</text:p>
                </text:list-item>
                <text:list-item>
                  <text:p text:style-name="P2">Grupo terapéutico: Triptanes (agonistas del receptor de la serotonina 5-HT<text:span text:style-name="T2">1B/D </text:span>)”.</text:p>
                </text:list-item>
                <text:list-item>
                  <text:p text:style-name="P2">Efectos adversos: como el resto de triptanes.</text:p>
                </text:list-item>
              </text:list>
            </text:list-item>
            <text:list-item>
              <text:p text:style-name="P2">Para almográn, eletriptán, rizatriptán, sumatriptán, y zolmitriptán: el grupo terapéutico debe ser “<text:bookmark-start text:name="_Hlk162262670"/>Triptanes (agonistas del receptor de la serotonina 5-HT<text:span text:style-name="T2">1B/D</text:span><text:bookmark-start text:name="_Hlk162262695"/><text:bookmark-end text:name="_Hlk162262670"/>)”.<text:bookmark-end text:name="_Hlk162262695"/></text:p>
            </text:list-item>
            <text:list-item>
              <text:p text:style-name="P2">Para rizatriptán hay que incorporar que existe un comprimido bucodispersable (liotab) de toma sublingual. Para el sumatriptán que hay una forma intranasal y otras subcutánea. Para el zolmitriptán existe <text:soft-page-break/>una forma bucodiseprsable (liotab) sublingual y otra en dosificación intranasal.</text:p>
            </text:list-item>
            <text:list-item>
              <text:p text:style-name="P2">Para cada triptán pondría, <text:bookmark-start text:name="_Hlk162258621"/>en lugar de dosis recomendada y dosis máxima, un título de Posologia, y especificaría,<text:bookmark-end text:name="_Hlk162258621"/> por ejemplo, para el almográn: 1 comprimido de 12.5 mg al inicio del dolor, y si alivia, pero no cede repetir a las 2 horas. La dosis máxima son 2 comprimidos en 24 horas. [esta información es igual para todos los triptanes, sólo varia la dosis del comprimido].</text:p>
            </text:list-item>
            <text:list-item>
              <text:p text:style-name="P2">Los ergóticos son el Cafergot y el Hemicraneal. El grupo terapéutico es “Ergóticos (agonistas de receptores serotoninérgicos)”. En lugar de dosis recomendada y dosis máxima, un título de Posologia, y especificaría (es igual para ambos): Grageas de 1mg de tartrato de ergotamina. En una crisis de migraña tomar 2 grageas al inicio del dolor, y si no cede el dolor, 1 gragea adicional cada hora hasta un máximo de 6 grageas/día. Tiene un máximo recomendado de 10 mg/semana.</text:p>
            </text:list-item>
            <text:list-item>
              <text:p text:style-name="P2">Incorporamos los Gepantes.</text:p>
              <text:list>
                <text:list-item>
                  <text:p text:style-name="P2">Es un grupo terapéutico nuevo, recientemente aprobado en España. Grupo terapéutico: Antagonista del receptor CGRP oral.</text:p>
                </text:list-item>
                <text:list-item>
                  <text:p text:style-name="P2">Es el Rimegepant. Nombre comercial Vydura. Dosis 75 mg en comprimidos bucodispersables (sublingual).</text:p>
                </text:list-item>
                <text:list-item>
                  <text:p text:style-name="P2">Se puede usar como Analgésico y como Fármaco Preventivo [hay que ponerlo en ambos apartados]. </text:p>
                </text:list-item>
                <text:list-item>
                  <text:p text:style-name="P2">Uso hospitalario.</text:p>
                </text:list-item>
                <text:list-item>
                  <text:p text:style-name="P2">Como analgésico: 1 comprimido subligual de 75 mg (cuando se precise en cualquier momento del día).</text:p>
                </text:list-item>
                <text:list-item>
                  <text:p text:style-name="P2">Como preventivo: 1 comprimido sublingual de 75mg en días alternos.</text:p>
                </text:list-item>
                <text:list-item>
                  <text:p text:style-name="P2">En el Vademecum figuraría: Medicamento financiado para el tratamiento preventivo de pacientes con migraña con una frecuencia entre 8 y 14 días/mes, y con al menos tres fracasos a tratamientos preventivos previos. Los efectos adversos frecuentes son los gastrointestinales. Pueden ocurrir una reacción de hipersensibilidad (disnea, erupción cutánea) en &lt; 1% de los casos.</text:p>
                </text:list-item>
              </text:list>
            </text:list-item>
          </text:list>
        </text:list-item>
        <text:list-item>
          <text:p text:style-name="P2">Fármacos preventivos.</text:p>
          <text:list>
            <text:list-item>
              <text:p text:style-name="P2">Hay que incluir al Rimegepant.</text:p>
              <text:list>
                <text:list-item>
                  <text:p text:style-name="P2">Las mismas indicaciones que los anticuerpos monoclonales en lo que se refiere al tratamiento preventivos y comorbilidades, pero NO contraindicado en la arteriopatía periférica/enfermedad de Raynaud.</text:p>
                </text:list-item>
              </text:list>
            </text:list-item>
            <text:list-item>
              <text:p text:style-name="P2">Anticuerpos monoclonales (te adjunto información para el Vademecum).</text:p>
              <text:list>
                <text:list-item>
                  <text:p text:style-name="P2"><text:soft-page-break/>Erenumab. Plumas de 70mg y 140 mg, administración subcutánea mensual.</text:p>
                  <text:list>
                    <text:list-item>
                      <text:p text:style-name="P2"><text:bookmark-start text:name="_Hlk162263125"/>Grupo terapéutico. Anticuerpo monoclonal bloqueador del receptor del CGRP.<text:bookmark-end text:name="_Hlk162263125"/></text:p>
                    </text:list-item>
                  </text:list>
                </text:list-item>
                <text:list-item>
                  <text:p text:style-name="P2">Galcanezumab. Plumas de 120 mg, administración subcutánea. Primera dosis de 240 mg (2 plumas), con mantenimiento de 120 mg/mes.</text:p>
                  <text:list>
                    <text:list-item>
                      <text:p text:style-name="P2"><text:bookmark-start text:name="_Hlk162263402"/>Grupo terapéutico. Anticuerpo monoclonal que se une al CGRP circulante.<text:bookmark-end text:name="_Hlk162263402"/></text:p>
                    </text:list-item>
                  </text:list>
                </text:list-item>
                <text:list-item>
                  <text:p text:style-name="P2">Fremanezumab. Jeringa precargada de 225 mg, inyección subcutánea. Puede administrarse 1 inyección de 225 mg mensual o 3 inyecciones de 225 mg juntas (675 mg) con periodicidad trimestral.</text:p>
                  <text:list>
                    <text:list-item>
                      <text:p text:style-name="P2">Grupo terapéutico. Anticuerpo monoclonal que se une al CGRP circulante.</text:p>
                    </text:list-item>
                  </text:list>
                </text:list-item>
                <text:list-item>
                  <text:p text:style-name="P2">Efectos adversos (para todos). Reacciones locales en el punto de inyección (dolor, endurecimiento, enrojecimiento, picor). Estreñimiento. Puede ocurrir una reacción alérgica de hipersensibilidad.</text:p>
                </text:list-item>
              </text:list>
            </text:list-item>
            <text:list-item>
              <text:p text:style-name="P2"><text:s/>BOTOX.</text:p>
              <text:list>
                <text:list-item>
                  <text:p text:style-name="P2">Dosis. Se administra en inyecciones subcutáneas de 5 unidades en varios puntos del cuero cabelludo (protocolo PREEMPT). El número de inyecciones oscila entre 31 puntos (155 U) y 39 puntos (195 U).</text:p>
                </text:list-item>
                <text:list-item>
                  <text:p text:style-name="P2">Grupo terapéutico: Toxina botulínica tipo A.</text:p>
                </text:list-item>
                <text:list-item>
                  <text:p text:style-name="P2">Efectos adversos.<text:span text:style-name="T3"> </text:span>Los problemas más frecuentes fueron dolor cervical, debilidad muscular, sensación de rigidez muscular, y ptosis palpebral. Está contraindicada en los pacientes con miastenia gravis. </text:p>
                </text:list-item>
              </text:list>
            </text:list-item>
            <text:list-item>
              <text:p text:style-name="P2">Para Topiramato y zonisamida:</text:p>
              <text:list>
                <text:list-item>
                  <text:p text:style-name="P2">Dosis mínima: 50 mg/día.</text:p>
                </text:list-item>
                <text:list-item>
                  <text:p text:style-name="P2">Dosis recomendada: 100 mg/día</text:p>
                </text:list-item>
              </text:list>
            </text:list-item>
            <text:list-item>
              <text:p text:style-name="P2">Lisinopril.</text:p>
              <text:list>
                <text:list-item>
                  <text:p text:style-name="P2">Donde dice edema anioneurótico <text:span text:style-name="T4"></text:span> angioneurótico.</text:p>
                </text:list-item>
              </text:list>
            </text:list-item>
          </text:list>
        </text:list-item>
        <text:list-item>
          <text:p text:style-name="P2" loext:marker-style-name="T1"><text:span text:style-name="T1">En la decisión del tratamiento:</text:span><text:span text:style-name="T1"/></text:p>
          <text:list>
            <text:list-item>
              <text:p text:style-name="P2">Pendiente de revisar el texto que añadiste (veré si puedo para la semana y te lo envío). De entrada, mi consejo es clasificar como Tratamientos recomendados y Tratamientos no recomendados (en lugar de medicinas compatibles/incompatibles).</text:p>
            </text:list-item>
            <text:list-item>
              <text:p text:style-name="P2" loext:marker-style-name="T1"><text:span text:style-name="T1">En la arteriopatía periférica/Raynaud, hay que corregir que los anticuerpos monoclonales están contraindicados. Sin embargo, podemos incluir al Remigepant.</text:span><text:span text:style-name="T1"/></text:p>
            </text:list-item>
          </text:list>
        </text:list-item>
        <text:list-item>
          <text:p text:style-name="P2" loext:marker-style-name="T1"><text:span text:style-name="T1">En las preguntas frecuentes: <text:s/></text:span><text:span text:style-name="T1"/></text:p>
          <text:list>
            <text:list-item>
              <text:p text:style-name="P2"><text:soft-page-break/><text:span text:style-name="T1"><text:s/></text:span>¿Puedo tomar cualquier calmante para aliviar mi migraña?.</text:p>
            </text:list-item>
          </text:list>
        </text:list-item>
      </text:list>
      <text:list xml:id="list3263658141" text:style-name="WWNum2">
        <text:list-item>
          <text:p text:style-name="P3">Suele ser una intensidad…….. suele ser <text:span text:style-name="T1">de</text:span> una intensidad…</text:p>
        </text:list-item>
        <text:list-item>
          <text:p text:style-name="P3">loa analgésicos …… <text:span text:style-name="T1">los</text:span> analgésicos….</text:p>
        </text:list-item>
      </text:list>
      <text:list xml:id="list102724179527867" text:continue-list="list3317919963" text:style-name="WWNum1">
        <text:list-item>
          <text:list>
            <text:list-item>
              <text:p text:style-name="P2">Triptanes.</text:p>
            </text:list-item>
          </text:list>
        </text:list-item>
      </text:list>
      <text:list text:continue-list="list3263658141" text:style-name="WWNum2">
        <text:list-item>
          <text:p text:style-name="P3">Razatriptán …….. r<text:span text:style-name="T1">i</text:span>zatriptán.</text:p>
        </text:list-item>
      </text:list>
      <text:list text:continue-list="list102724179527867" text:style-name="WWNum1">
        <text:list-item>
          <text:p text:style-name="P2" loext:marker-style-name="T1"><text:span text:style-name="T1">En acerca de:</text:span><text:span text:style-name="T1"/></text:p>
          <text:list>
            <text:list-item>
              <text:p text:style-name="P2">Al igual pondría: Acerca de CefaleApp.</text:p>
            </text:list-item>
            <text:list-item>
              <text:p text:style-name="P2">En el test MIDAS: …. determinar un el grado …. determinar el grado….</text:p>
            </text:list-item>
            <text:list-item>
              <text:p text:style-name="P2">Hay que incluir un apartado de Vademecum (con su icono): En este apartado podrá consultar la posología habitual de los fármacos empleados en el tratamiento sintomático y preventivo de la migraña, así como sus posibles efectos adversos.</text:p>
            </text:list-item>
            <text:list-item>
              <text:p text:style-name="P2">Hay que incluir un apartado de Elección de Tratamiento (con su icono): En este apartado podrá consultar los tratamientos preventivos aconsejados para las diferentes comorbilidades que presenten los pacientes con migraña.</text:p>
            </text:list-item>
          </text:list>
        </text:list-item>
        <text:list-item>
          <text:p text:style-name="P2">En el cuestionario del <text:span text:style-name="T1">test HIT </text:span>se debe retirar las “/” de la pregunta 4 y 5 ya que la voz lo dice “cansado/a” como “cansado barra a”. Lo mismo para harta/o y irritado/a.</text:p>
        </text:list-item>
        <text:list-item>
          <text:p text:style-name="P2">En el cuestionario del diagnóstico: </text:p>
          <text:list>
            <text:list-item>
              <text:p text:style-name="P2">Cambiaría “cuestionario” por “Test Migraña”.</text:p>
            </text:list-item>
            <text:list-item>
              <text:p text:style-name="P2">Si mujer <text:span text:style-name="T4"></text:span> toma de anticonceptivos, pone “cefalesas” en lugar de cefaleas.</text:p>
            </text:list-item>
          </text:list>
        </text:list-item>
        <text:list-item>
          <text:p text:style-name="P2" loext:marker-style-name="T1"><text:span text:style-name="T1">El report final no debe tener voz (es horrendo oírlo).</text:span><text:span text:style-name="T1"/></text:p>
        </text:list-item>
        <text:list-item>
          <text:p text:style-name="P2">Al final no hemos considerado ni la edad, ni el peso, ni la talla, ni la presión arterial (sistólica/diastólica) para la elección del tratamiento, por lo tanto, quitaría esas preguntas del cuestionario diagnóstico, más simplicidad y rapidez.</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svg:font-family="'Droid San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exusSansPro" svg:font-family="NexusSansPro"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Paragraph" style:display-name="List Paragraph" style:family="paragraph" style:parent-style-name="Standard">
      <style:paragraph-properties fo:margin-left="1.27cm" fo:margin-top="0cm" fo:margin-bottom="0.282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Default_20_Paragraph_20_Font_20__28_WW_29_" style:display-name="Default Paragraph Font (WW)" style:family="text"/>
    <style:style style:name="Encabezado_20_Car" style:display-name="Encabezado Car" style:family="text" style:parent-style-name="Default_20_Paragraph_20_Font_20__28_WW_29_" loext:linked-style-name="Header"/>
    <style:style style:name="Pie_20_de_20_página_20_Car" style:display-name="Pie de página Car" style:family="text" style:parent-style-name="Default_20_Paragraph_20_Font_20__28_WW_29_"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is-legal="true" loext:num-list-format="%1%.%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is-legal="true" loext:num-list-format="%1%.%2%.%3%." style:num-suffix="."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ListLabel_20_4" loext:is-legal="true" loext:num-list-format="%1%.%2%.%3%.%4%." style:num-suffix="."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text:style-name="ListLabel_20_5" loext:is-legal="true" loext:num-list-format="%1%.%2%.%3%.%4%.%5%." style:num-suffix="."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text:style-name="ListLabel_20_6" loext:is-legal="true" loext:num-list-format="%1%.%2%.%3%.%4%.%5%.%6%." style:num-suffix="."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text:style-name="ListLabel_20_7" loext:is-legal="true" loext:num-list-format="%1%.%2%.%3%.%4%.%5%.%6%.%7%." style:num-suffix="."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text:style-name="ListLabel_20_8" loext:is-legal="true" loext:num-list-format="%1%.%2%.%3%.%4%.%5%.%6%.%7%.%8%." style:num-suffix="."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9" text:style-name="ListLabel_20_9" loext:is-legal="true" loext:num-list-format="%1%.%2%.%3%.%4%.%5%.%6%.%7%.%8%.%9%." style:num-suffix="." style:num-format="1" text:display-levels="9">
        <style:list-level-properties text:list-level-position-and-space-mode="label-alignment">
          <style:list-level-label-alignment text:label-followed-by="listtab" fo:text-indent="-3.175cm" fo:margin-left="8.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4cm"/>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4</text:page-number></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polinar García</meta:initial-creator>
    <dc:creator>Apolinar García</dc:creator>
    <meta:editing-cycles>26</meta:editing-cycles>
    <meta:creation-date>2024-03-25T09:22:00</meta:creation-date>
    <dc:date>2024-03-25T13:29:00</dc:date>
    <meta:editing-duration>PT4H3M</meta:editing-duration>
    <meta:generator>LibreOffice/24.2.0.3$Linux_X86_64 LibreOffice_project/420$Build-3</meta:generator>
    <meta:document-statistic meta:table-count="0" meta:image-count="0" meta:object-count="0" meta:page-count="4" meta:paragraph-count="71" meta:word-count="1157" meta:character-count="7688" meta:non-whitespace-character-count="6660"/>
    <meta:user-defined meta:name="AppVersion">16.0000</meta:user-defined>
    <meta:template xlink:type="simple" xlink:actuate="onRequest" xlink:title="Normal.dotm" xlink:href=""/>
  </office:meta>
</office:document-meta>
</file>